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Epistle</text:span></text:p>
            <text:p text:style-name="P1"><text:span text:style-name="T2">1 Thessalonians 5:16–24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384cm" svg:height="5.08cm" svg:x="1.778cm" svg:y="1.016cm">
          <draw:text-box>
            <text:p text:style-name="P4"><text:span text:style-name="T3">16</text:span><text:span text:style-name="T4">Rejoice always, </text:span><text:span text:style-name="T3">17</text:span><text:span text:style-name="T4">pray without ceasing, </text:span><text:span text:style-name="T3">18</text:span><text:span text:style-name="T4">give thanks in all circumstances; for this is the will of God in Christ Jesus for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4.13cm" svg:height="6.475cm" svg:x="2.032cm" svg:y="0.891cm">
          <draw:text-box>
            <text:p text:style-name="P4"><text:span text:style-name="T3">19</text:span><text:span text:style-name="T4">Do not quench the Spirit. </text:span><text:span text:style-name="T3">20</text:span><text:span text:style-name="T4">Do not despise prophecies, </text:span><text:span text:style-name="T3">21</text:span><text:span text:style-name="T4">but test everything; hold fast what is good. </text:span><text:span text:style-name="T3">22</text:span><text:span text:style-name="T4">Abstain from every form of evi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6" draw:layer="layout" svg:width="24.384cm" svg:height="6.35cm" svg:x="1.778cm" svg:y="1.016cm">
          <draw:text-box>
            <text:p text:style-name="P4"><text:span text:style-name="T3">23</text:span><text:span text:style-name="T4">Now may the God of peace himself sanctify you completely, and may your whole spirit and soul and body be kept blameless at the coming of our Lord Jesus Chri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6" draw:layer="layout" svg:width="24.384cm" svg:height="3.257cm" svg:x="1.778cm" svg:y="0.828cm">
          <draw:text-box>
            <text:p text:style-name="P4"><text:span text:style-name="T3">24</text:span><text:span text:style-name="T4">He who calls you is faithful; he will surely </text:span></text:p>
            <text:p text:style-name="P7"><text:span text:style-name="T4">do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3T16:18:23.596000000</meta:creation-date>
    <dc:title>Hymn template</dc:title>
    <meta:editing-duration>PT12M46S</meta:editing-duration>
    <meta:editing-cycles>7</meta:editing-cycles>
    <meta:generator>LibreOffice/5.4.3.2$Windows_X86_64 LibreOffice_project/92a7159f7e4af62137622921e809f8546db437e5</meta:generator>
    <meta:initial-creator>Arthur Hoch</meta:initial-creator>
    <dc:date>2017-12-14T20:23:55.564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4-12-13T16:18:23.253000000"/>
  </office:meta>
</office:document-meta>
</file>